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2.623cm"/>
    </style:style>
    <style:style style:name="Table1.B" style:family="table-column">
      <style:table-column-properties style:column-width="3.699cm"/>
    </style:style>
    <style:style style:name="Table1.C" style:family="table-column">
      <style:table-column-properties style:column-width="11.262cm"/>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ff99" fo:padding="0.097cm" fo:border="0.05pt solid #000000">
        <style:background-image/>
      </style:table-cell-properties>
    </style:style>
    <style:style style:name="Table1.B2" style:family="table-cell">
      <style:table-cell-properties fo:background-color="#ffff99" fo:padding="0.097cm" fo:border-left="0.05pt solid #000000" fo:border-right="none" fo:border-top="none" fo:border-bottom="0.05pt solid #000000">
        <style:background-image/>
      </style:table-cell-properties>
    </style:style>
    <style:style style:name="Table1.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B3" style:family="table-cell">
      <style:table-cell-properties fo:background-color="#ffff99" fo:padding="0.097cm" fo:border-left="0.05pt solid #000000" fo:border-right="none" fo:border-top="none" fo:border-bottom="0.05pt solid #000000">
        <style:background-image/>
      </style:table-cell-properties>
    </style:style>
    <style:style style:name="Table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e1.B4"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1.C4" style:family="table-cell">
      <style:table-cell-properties fo:background-color="#ccccff" fo:padding="0.097cm" fo:border="0.05pt solid #000000">
        <style:background-image/>
      </style:table-cell-properties>
    </style:style>
    <style:style style:name="Table1.B5" style:family="table-cell">
      <style:table-cell-properties fo:background-color="#ccccff" fo:padding="0.097cm" fo:border-left="0.05pt solid #000000" fo:border-right="none" fo:border-top="none" fo:border-bottom="0.05pt solid #000000">
        <style:background-image/>
      </style:table-cell-properties>
    </style:style>
    <style:style style:name="Table1.C5"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e1.B6" style:family="table-cell">
      <style:table-cell-properties fo:background-color="#ccffff" fo:padding="0.097cm" fo:border-left="0.05pt solid #000000" fo:border-right="none" fo:border-top="none" fo:border-bottom="0.05pt solid #000000">
        <style:background-image/>
      </style:table-cell-properties>
    </style:style>
    <style:style style:name="Table1.C6"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e1.B7" style:family="table-cell">
      <style:table-cell-properties fo:background-color="#ccffff" fo:padding="0.097cm" fo:border-left="0.05pt solid #000000" fo:border-right="none" fo:border-top="none" fo:border-bottom="0.05pt solid #000000">
        <style:background-image/>
      </style:table-cell-properties>
    </style:style>
    <style:style style:name="Table1.C7"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e2" style:family="table">
      <style:table-properties style:width="17.593cm" fo:margin-left="0cm" table:align="left"/>
    </style:style>
    <style:style style:name="Table2.A" style:family="table-column">
      <style:table-column-properties style:column-width="2.623cm"/>
    </style:style>
    <style:style style:name="Table2.B" style:family="table-column">
      <style:table-column-properties style:column-width="1.277cm"/>
    </style:style>
    <style:style style:name="Table2.C" style:family="table-column">
      <style:table-column-properties style:column-width="2.422cm"/>
    </style:style>
    <style:style style:name="Table2.D" style:family="table-column">
      <style:table-column-properties style:column-width="11.271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97cm" fo:border="0.05pt solid #000000">
        <style:background-image/>
      </style:table-cell-properties>
    </style:style>
    <style:style style:name="Table2.B2" style:family="table-cell">
      <style:table-cell-properties fo:background-color="#ffff99" fo:padding="0.097cm" fo:border-left="0.05pt solid #000000" fo:border-right="none" fo:border-top="none" fo:border-bottom="0.05pt solid #000000">
        <style:background-image/>
      </style:table-cell-properties>
    </style:style>
    <style:style style:name="Table2.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4" style:family="table-cell">
      <style:table-cell-properties fo:background-color="#ffff99" fo:padding="0.097cm" fo:border-left="0.05pt solid #000000" fo:border-right="none" fo:border-top="none" fo:border-bottom="0.05pt solid #000000">
        <style:background-image/>
      </style:table-cell-properties>
    </style:style>
    <style:style style:name="Tab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5" style:family="table-cell">
      <style:table-cell-properties fo:background-color="#ffff99" fo:padding="0.097cm" fo:border-left="0.05pt solid #000000" fo:border-right="none" fo:border-top="none" fo:border-bottom="0.05pt solid #000000">
        <style:background-image/>
      </style:table-cell-properties>
    </style:style>
    <style:style style:name="Table2.D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A6" style:family="table-cell">
      <style:table-cell-properties fo:padding="0.097cm" fo:border-left="none" fo:border-right="none" fo:border-top="0.05pt solid #000000" fo:border-bottom="0.05pt solid #000000"/>
    </style:style>
    <style:style style:name="Table2.B6" style:family="table-cell">
      <style:table-cell-properties fo:padding="0.097cm" fo:border-left="none" fo:border-right="none" fo:border-top="0.05pt solid #000000" fo:border-bottom="0.05pt solid #000000"/>
    </style:style>
    <style:style style:name="Table2.D6" style:family="table-cell">
      <style:table-cell-properties fo:padding="0.097cm" fo:border-left="none" fo:border-right="none" fo:border-top="0.05pt solid #000000"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none" fo:border-right="none" fo:border-top="0.05pt solid #000000" fo:border-bottom="0.05pt solid #000000"/>
    </style:style>
    <style:style style:name="Table2.B9" style:family="table-cell">
      <style:table-cell-properties fo:padding="0.097cm" fo:border-left="none" fo:border-right="none" fo:border-top="0.05pt solid #000000" fo:border-bottom="0.05pt solid #000000"/>
    </style:style>
    <style:style style:name="Table2.D9" style:family="table-cell">
      <style:table-cell-properties fo:padding="0.097cm" fo:border-left="none" fo:border-right="none" fo:border-top="0.05pt solid #000000"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true"/>
    </style:style>
    <style:style style:name="P2"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 New Roman"/>
    </style:style>
    <style:style style:name="P8" style:family="paragraph" style:parent-style-name="Text_20_body">
      <style:text-properties style:font-name="Arial"/>
    </style:style>
    <style:style style:name="P9" style:family="paragraph" style:parent-style-name="Text_20_body">
      <style:text-properties style:text-underline-style="non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rsid="00015fac" officeooo:paragraph-rsid="00015fac"/>
    </style:style>
    <style:style style:name="P12" style:family="paragraph" style:parent-style-name="Code">
      <style:paragraph-properties fo:margin-left="1.251cm" fo:margin-right="0cm" fo:text-indent="0cm" style:auto-text-indent="false"/>
    </style:style>
    <style:style style:name="P13"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4"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5" style:family="paragraph" style:parent-style-name="Text_20_body">
      <style:paragraph-properties fo:margin-left="1.251cm" fo:margin-right="0cm" fo:text-indent="0cm" style:auto-text-indent="false"/>
    </style:style>
    <style:style style:name="P16" style:family="paragraph" style:parent-style-name="Code">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size="10pt" style:font-size-asian="10pt" style:font-size-complex="10pt"/>
    </style:style>
    <style:style style:name="P18" style:family="paragraph" style:parent-style-name="Table">
      <style:paragraph-properties fo:keep-with-next="always"/>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Arial"/>
    </style:style>
    <style:style style:name="P21" style:family="paragraph" style:parent-style-name="Table_20_Contents">
      <style:paragraph-properties fo:text-align="start" style:justify-single-word="false"/>
      <style:text-properties style:font-name="Arial"/>
    </style:style>
    <style:style style:name="P22" style:family="paragraph" style:parent-style-name="Table_20_Heading">
      <style:paragraph-properties fo:background-color="transparent">
        <style:background-image/>
      </style:paragraph-properties>
    </style:style>
    <style:style style:name="P23" style:family="paragraph" style:parent-style-name="Function_20_Definitions">
      <style:text-properties fo:font-weight="bold" style:font-weight-asian="bold" style:font-weight-complex="bold"/>
    </style:style>
    <style:style style:name="P24" style:family="paragraph" style:parent-style-name="Function_20_Definitions">
      <style:text-properties fo:font-weight="bold" officeooo:rsid="0006082c" officeooo:paragraph-rsid="0006082c" style:font-weight-asian="bold" style:font-weight-complex="bold"/>
    </style:style>
    <style:style style:name="P25" style:family="paragraph" style:parent-style-name="Function_20_Definitions">
      <style:text-properties officeooo:rsid="0006082c" officeooo:paragraph-rsid="0006082c"/>
    </style:style>
    <style:style style:name="P26" style:family="paragraph" style:parent-style-name="Function_20_Definitions">
      <style:text-properties officeooo:paragraph-rsid="0009a0a7"/>
    </style:style>
    <style:style style:name="P27" style:family="paragraph" style:parent-style-name="Code">
      <style:paragraph-properties fo:margin-left="-1.251cm" fo:margin-right="0cm" fo:text-indent="0cm" style:auto-text-indent="false"/>
    </style:style>
    <style:style style:name="P28"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Contents_20_4">
      <style:paragraph-properties>
        <style:tab-stops>
          <style:tab-stop style:position="16.092cm" style:type="right" style:leader-style="dotted" style:leader-text="."/>
        </style:tab-stops>
      </style:paragraph-properties>
    </style:style>
    <style:style style:name="P33" style:family="paragraph" style:parent-style-name="Standard" style:list-style-name="L3"/>
    <style:style style:name="P34" style:family="paragraph" style:parent-style-name="Standard" style:list-style-name="L3">
      <style:paragraph-properties fo:margin-left="2.501cm" fo:margin-right="0cm" fo:text-indent="-0.635cm" style:auto-text-indent="false"/>
    </style:style>
    <style:style style:name="P35"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36"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37" style:family="paragraph" style:parent-style-name="Standard" style:list-style-name="L3">
      <style:paragraph-properties fo:margin-left="3.752cm" fo:margin-right="0cm" fo:text-indent="-0.635cm" style:auto-text-indent="false"/>
    </style:style>
    <style:style style:name="P38" style:family="paragraph" style:parent-style-name="Text_20_body" style:list-style-name="L1"/>
    <style:style style:name="P39" style:family="paragraph" style:parent-style-name="Text_20_body" style:list-style-name="L1">
      <style:text-properties style:font-name="Courier New1"/>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text-properties officeooo:rsid="000d12db" officeooo:paragraph-rsid="000d12db"/>
    </style:style>
    <style:style style:name="P43" style:family="paragraph" style:parent-style-name="Text_20_body">
      <style:text-properties fo:font-style="normal" style:font-style-asian="normal" style:font-style-complex="normal"/>
    </style:style>
    <style:style style:name="P44" style:family="paragraph" style:parent-style-name="Text_20_body" style:list-style-name="L4">
      <style:paragraph-properties fo:margin-left="2.501cm" fo:margin-right="0cm" fo:text-indent="-0.635cm" style:auto-text-indent="true"/>
    </style:style>
    <style:style style:name="P45" style:family="paragraph" style:parent-style-name="Text_20_body" style:list-style-name="L4">
      <style:paragraph-properties fo:margin-left="3.752cm" fo:margin-right="0cm" fo:text-indent="-0.635cm" style:auto-text-indent="true"/>
    </style:style>
    <style:style style:name="P46" style:family="paragraph" style:parent-style-name="Text_20_body">
      <style:paragraph-properties fo:margin-left="0cm" fo:margin-right="0cm" fo:text-indent="0cm" style:auto-text-indent="true"/>
    </style:style>
    <style:style style:name="P47" style:family="paragraph" style:parent-style-name="Heading_20_2">
      <style:text-properties style:font-name="Arial"/>
    </style:style>
    <style:style style:name="P48" style:family="paragraph" style:parent-style-name="Code" style:list-style-name="L1"/>
    <style:style style:name="P49" style:family="paragraph" style:parent-style-name="Code" style:list-style-name="L1">
      <style:text-properties fo:color="#0000ff"/>
    </style:style>
    <style:style style:name="P50" style:family="paragraph" style:parent-style-name="Code" style:list-style-name="L2"/>
    <style:style style:name="P51" style:family="paragraph" style:parent-style-name="Code">
      <style:text-properties officeooo:rsid="000ae816" officeooo:paragraph-rsid="000ae816"/>
    </style:style>
    <style:style style:name="P52" style:family="paragraph" style:parent-style-name="Heading_20_3">
      <style:text-properties style:text-underline-style="solid" style:text-underline-width="auto" style:text-underline-color="font-color"/>
    </style:style>
    <style:style style:name="P53" style:family="paragraph" style:parent-style-name="Table_20_Contents">
      <style:paragraph-properties fo:text-align="justify" style:justify-single-word="false"/>
      <style:text-properties officeooo:rsid="000ae816" officeooo:paragraph-rsid="000ae816"/>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bbba8"/>
    </style:style>
    <style:style style:name="T24" style:family="text">
      <style:text-properties officeooo:rsid="000da83a"/>
    </style:style>
    <style:style style:name="T25" style:family="text">
      <style:text-properties officeooo:rsid="000e51c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go <text:span text:style-name="T25">Language </text:span>Referen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291_170719204" text:style-name="Index_20_Link" text:visited-style-name="Index_20_Link">Introduction<text:tab/>2</text:a></text:p>
          <text:p text:style-name="P30"><text:a xlink:type="simple" xlink:href="#__RefHeading__732_8572981" text:style-name="Index_20_Link" text:visited-style-name="Index_20_Link">Language Syntax<text:tab/>2</text:a></text:p>
          <text:p text:style-name="P30"><text:a xlink:type="simple" xlink:href="#__RefHeading__738_8572981" text:style-name="Index_20_Link" text:visited-style-name="Index_20_Link">The Object Oriented Framework<text:tab/>3</text:a></text:p>
          <text:p text:style-name="P31"><text:a xlink:type="simple" xlink:href="#__RefHeading__1384_409270639" text:style-name="Index_20_Link" text:visited-style-name="Index_20_Link">The Classification System<text:tab/>3</text:a></text:p>
          <text:p text:style-name="P32"><text:a xlink:type="simple" xlink:href="#__RefHeading__1442_409270639" text:style-name="Index_20_Link" text:visited-style-name="Index_20_Link">Methods to Answer Messages<text:tab/>3</text:a></text:p>
          <text:p text:style-name="P32"><text:a xlink:type="simple" xlink:href="#__RefHeading__1434_409270639" text:style-name="Index_20_Link" text:visited-style-name="Index_20_Link">Inheritance<text:tab/>3</text:a></text:p>
          <text:p text:style-name="P32"><text:a xlink:type="simple" xlink:href="#__RefHeading__1448_409270639" text:style-name="Index_20_Link" text:visited-style-name="Index_20_Link">Classes are also Objects<text:tab/>3</text:a></text:p>
          <text:p text:style-name="P32"><text:a xlink:type="simple" xlink:href="#__RefHeading__1450_409270639" text:style-name="Index_20_Link" text:visited-style-name="Index_20_Link">Putting it all Together<text:tab/>3</text:a></text:p>
          <text:p text:style-name="P30"><text:a xlink:type="simple" xlink:href="#__RefHeading__740_8572981" text:style-name="Index_20_Link" text:visited-style-name="Index_20_Link">The Compiler<text:tab/>3</text:a></text:p>
          <text:p text:style-name="P29"><text:a xlink:type="simple" xlink:href="#__RefHeading__240_103412780" text:style-name="Index_20_Link" text:visited-style-name="Index_20_Link">Gitgo Class Reference<text:tab/>4</text:a></text:p>
          <text:p text:style-name="P30"><text:a xlink:type="simple" xlink:href="#__RefHeading__744_8572981" text:style-name="Index_20_Link" text:visited-style-name="Index_20_Link">Core Classes<text:tab/>4</text:a></text:p>
          <text:p text:style-name="P31"><text:a xlink:type="simple" xlink:href="#__RefHeading__762_8572981" text:style-name="Index_20_Link" text:visited-style-name="Index_20_Link">Object Class<text:tab/>4</text:a></text:p>
          <text:p text:style-name="P31"><text:a xlink:type="simple" xlink:href="#__RefHeading__217_832044082" text:style-name="Index_20_Link" text:visited-style-name="Index_20_Link">Object subClass: Class<text:tab/>5</text:a></text:p>
          <text:p text:style-name="P31"><text:a xlink:type="simple" xlink:href="#__RefHeading__223_832044082" text:style-name="Index_20_Link" text:visited-style-name="Index_20_Link">Object subClass: Context<text:tab/>5</text:a></text:p>
          <text:p text:style-name="P31"><text:a xlink:type="simple" xlink:href="#__RefHeading__219_832044082" text:style-name="Index_20_Link" text:visited-style-name="Index_20_Link">Context subClass: BlockContext<text:tab/>6</text:a></text:p>
          <text:p text:style-name="P31"><text:a xlink:type="simple" xlink:href="#__RefHeading__324_633758448" text:style-name="Index_20_Link" text:visited-style-name="Index_20_Link">Object subClass: Exception<text:tab/>6</text:a></text:p>
          <text:p text:style-name="P31"><text:a xlink:type="simple" xlink:href="#__RefHeading__329_1620246397" text:style-name="Index_20_Link" text:visited-style-name="Index_20_Link">Object subClass: Numeric<text:tab/>6</text:a></text:p>
          <text:p text:style-name="P31"><text:a xlink:type="simple" xlink:href="#__RefHeading__4164_739713143" text:style-name="Index_20_Link" text:visited-style-name="Index_20_Link">Numeric subClass: Integer<text:tab/>7</text:a></text:p>
          <text:p text:style-name="P31"><text:a xlink:type="simple" xlink:href="#__RefHeading__1006_911066331" text:style-name="Index_20_Link" text:visited-style-name="Index_20_Link">Object subClass: Boolean<text:tab/>7</text:a></text:p>
          <text:p text:style-name="P31"><text:a xlink:type="simple" xlink:href="#__RefHeading__331_1620246397" text:style-name="Index_20_Link" text:visited-style-name="Index_20_Link">Object subClass: Text<text:tab/>8</text:a></text:p>
          <text:p text:style-name="P31"><text:a xlink:type="simple" xlink:href="#__RefHeading__4172_739713143" text:style-name="Index_20_Link" text:visited-style-name="Index_20_Link">Object subClass: List<text:tab/>9</text:a></text:p>
          <text:p text:style-name="P31"><text:a xlink:type="simple" xlink:href="#__RefHeading__1858_984965730" text:style-name="Index_20_Link" text:visited-style-name="Index_20_Link">Object subClass: Index<text:tab/>9</text:a></text:p>
          <text:p text:style-name="P31"><text:a xlink:type="simple" xlink:href="#__RefHeading__1860_984965730" text:style-name="Index_20_Link" text:visited-style-name="Index_20_Link">Object subClass: Application<text:tab/>10</text:a></text:p>
          <text:p text:style-name="P31"><text:a xlink:type="simple" xlink:href="#__RefHeading__333_1620246397" text:style-name="Index_20_Link" text:visited-style-name="Index_20_Link">Object subClass: Library<text:tab/>10</text:a></text:p>
          <text:p text:style-name="P31"><text:a xlink:type="simple" xlink:href="#__RefHeading__221_832044082" text:style-name="Index_20_Link" text:visited-style-name="Index_20_Link">Object subClass: Archive<text:tab/>10</text:a></text:p>
          <text:p text:style-name="P29"><text:a xlink:type="simple" xlink:href="#__RefHeading__1008_911066331" text:style-name="Index_20_Link" text:visited-style-name="Index_20_Link">Datastores<text:tab/>12</text:a></text:p>
          <text:p text:style-name="P30"><text:a xlink:type="simple" xlink:href="#__RefHeading__1862_984965730" text:style-name="Index_20_Link" text:visited-style-name="Index_20_Link">Library File Format<text:tab/>12</text:a></text:p>
          <text:p text:style-name="P30"><text:a xlink:type="simple" xlink:href="#__RefHeading__1864_984965730" text:style-name="Index_20_Link" text:visited-style-name="Index_20_Link">Archive File Format<text:tab/>12</text:a></text:p>
          <text:p text:style-name="P30"><text:a xlink:type="simple" xlink:href="#__RefHeading__2318_337618619" text:style-name="Index_20_Link" text:visited-style-name="Index_20_Link">Developer File Format<text:tab/>12</text:a></text:p>
          <text:p text:style-name="P29"><text:a xlink:type="simple" xlink:href="#__RefHeading__1756_1541053735" text:style-name="Index_20_Link" text:visited-style-name="Index_20_Link">Appendix A: Things to do<text:tab/>13</text:a></text:p>
          <text:p text:style-name="P29"><text:a xlink:type="simple" xlink:href="#__RefHeading__326_633758448" text:style-name="Index_20_Link" text:visited-style-name="Index_20_Link">Appendix B: C++ API Reference <text:tab/>14</text:a></text:p>
          <text:p text:style-name="P30"><text:a xlink:type="simple" xlink:href="#__RefHeading__328_633758448" text:style-name="Index_20_Link" text:visited-style-name="Index_20_Link">Class Script::Data::Library<text:tab/>14</text:a></text:p>
        </text:index-body>
      </text:table-of-content>
      <text:p text:style-name="Standard"/>
      <text:h text:style-name="Heading_20_1" text:outline-level="1"><text:bookmark-start text:name="__RefHeading__291_170719204"/>Introduction<text:bookmark-end text:name="__RefHeading__291_170719204"/></text:h>
      <text:p text:style-name="Text_20_body">The Gitgo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2467257982801224361" text:style-name="L1">
        <text:list-item>
          <text:p text:style-name="P38">Gitgo is line oriented, which means each line contains a single command.</text:p>
          <text:p text:style-name="P39">This is command one</text:p>
          <text:p text:style-name="P39">This is command two</text:p>
        </text:list-item>
        <text:list-item>
          <text:p text:style-name="P38">Each command is divided into words that are divided by white-space. Each word is highlighted in the following example.</text:p>
          <text:p text:style-name="P39"><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38">Literal strings defined with single quotes ''. Everything within the quotes, including white-space, will be treated as a single word.</text:p>
          <text:p text:style-name="P39"><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38">Substitutable strings are defined with double quotes “”. Everything within the quotes will be treated as a single word.</text:p>
          <text:p text:style-name="P39"><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38">A sub-command is defined in square brackets [] and will be replaced with the result of the command.</text:p>
          <text:p text:style-name="P39"><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39"><text:s text:c="2"/><text:span text:style-name="T8">becomes</text:span></text:p>
          <text:p text:style-name="P39"><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38">Blocks are defined with curly brackets {} and contain multiple commands.</text:p>
          <text:p text:style-name="P48"><text:span text:style-name="T18">10</text:span> timesDo: {</text:p>
          <text:list>
            <text:list-header>
              <text:p text:style-name="P48">This is command one</text:p>
              <text:p text:style-name="P48">Console writeLn: <text:span text:style-name="T18">“Hello World”</text:span></text:p>
            </text:list-header>
          </text:list>
          <text:p text:style-name="P48">}</text:p>
          <text:p text:style-name="P38"/>
        </text:list-item>
        <text:list-item>
          <text:p text:style-name="P38">If the first character of a line is a '#' symbol then the entire line is considered a comment and is ignored.</text:p>
          <text:p text:style-name="P49"># The is how we make notes in the code so we know what we did!</text:p>
        </text:list-item>
      </text:list>
      <text:p text:style-name="Text_20_body"/>
      <text:p text:style-name="Text_20_body">The Gitgo language is an Object Oriented (OO) language. For those that don't know what an OO language is, for now, the idea that everything in the language is considered an “object” is enough to know. To have anything happen within Script we send “messages” to objects asking them to do something or for information or both. In Gitgo each command described above becomes a message as follows:</text:p>
      <text:list xml:id="list4831570688366378125" text:style-name="L2">
        <text:list-item>
          <text:p text:style-name="P50"><text:span text:style-name="T1">object</text:span> message details</text:p>
        </text:list-item>
        <text:list-item>
          <text:p text:style-name="P50">Console writeLn: <text:span text:style-name="T18">“Hello World”</text:span></text:p>
        </text:list-item>
      </text:list>
      <text:p text:style-name="P2"/>
      <text:p text:style-name="P1">In the first example, the first word in bold is always the object that we are sending our message to. Everything after the first word is the message that we are sending. The second example shows that Console is the object that we are messaging asking it to write the line “Hello World”. The next chapters will explain in detail how the messages are formatted and answered by the objects.</text:p>
      <text:p text:style-name="P1">For those with programming experience might have noticed the syntax is very much like the Tcl language. Script is inspired by Tcl, SmallTalk and Java.</text:p>
      <text:h text:style-name="P47" text:outline-level="2"><text:bookmark-start text:name="__RefHeading__738_8572981"/><text:soft-page-break/>The Object Oriented Framework<text:bookmark-end text:name="__RefHeading__738_8572981"/></text:h>
      <text:p text:style-name="Text_20_body">In the previous chapter it was mentioned that everything in Gitgo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22">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0">Pets</text:p>
          </table:table-cell>
          <table:table-cell table:style-name="Table3.A2" table:number-rows-spanned="3" office:value-type="string">
            <text:p text:style-name="P20">Dog</text:p>
          </table:table-cell>
          <table:table-cell table:style-name="Table3.C2" office:value-type="string">
            <text:p text:style-name="P20">Jasper</text:p>
          </table:table-cell>
        </table:table-row>
        <table:table-row>
          <table:covered-table-cell/>
          <table:covered-table-cell/>
          <table:table-cell table:style-name="Table3.C3" office:value-type="string">
            <text:p text:style-name="P20">Buddy</text:p>
          </table:table-cell>
        </table:table-row>
        <table:table-row>
          <table:covered-table-cell/>
          <table:covered-table-cell/>
          <table:table-cell table:style-name="Table3.C4" office:value-type="string">
            <text:p text:style-name="P20">Marley</text:p>
          </table:table-cell>
        </table:table-row>
        <table:table-row>
          <table:covered-table-cell/>
          <table:table-cell table:style-name="Table3.A2" table:number-rows-spanned="3" office:value-type="string">
            <text:p text:style-name="P20">Cat</text:p>
          </table:table-cell>
          <table:table-cell table:style-name="Table3.C5" office:value-type="string">
            <text:p text:style-name="P20">Shady</text:p>
          </table:table-cell>
        </table:table-row>
        <table:table-row>
          <table:covered-table-cell/>
          <table:covered-table-cell/>
          <table:table-cell table:style-name="Table3.C6" office:value-type="string">
            <text:p text:style-name="P20">Mittens</text:p>
          </table:table-cell>
        </table:table-row>
        <table:table-row>
          <table:covered-table-cell/>
          <table:covered-table-cell/>
          <table:table-cell table:style-name="Table3.C7" office:value-type="string">
            <text:p text:style-name="P21">Fluffy</text:p>
          </table:table-cell>
        </table:table-row>
      </table:table>
      <text:p text:style-name="P8"/>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47" text:outline-level="2"><text:bookmark-start text:name="__RefHeading__740_8572981"/>The Compiler<text:bookmark-end text:name="__RefHeading__740_8572981"/></text:h>
      <text:p text:style-name="P7">The compiler is used to create the game files needed for the game engine. There are two types of game files that are currently used, library files and data files.</text:p>
      <text:h text:style-name="Heading_20_1" text:outline-level="1"><text:bookmark-start text:name="__RefHeading__240_103412780"/>Gitgo Class Reference<text:bookmark-end text:name="__RefHeading__240_103412780"/></text:h>
      <text:h text:style-name="Heading_20_2" text:outline-level="2"><text:bookmark-start text:name="__RefHeading__744_8572981"/>Core Classes<text:bookmark-end text:name="__RefHeading__744_8572981"/></text:h>
      <text:list xml:id="list3599527716736750698" text:style-name="L3">
        <text:list-item>
          <text:p text:style-name="P33"><text:a xlink:type="simple" xlink:href="#1.1.Object Class|outline"><text:span text:style-name="T20">Object</text:span></text:a></text:p>
        </text:list-item>
        <text:list-item>
          <text:p text:style-name="P34"><text:a xlink:type="simple" xlink:href="#1.2.Class Class|outline"><text:span text:style-name="T20">Class</text:span></text:a></text:p>
        </text:list-item>
        <text:list-item>
          <text:p text:style-name="P34"><text:a xlink:type="simple" xlink:href="#2.3.Object subClass: Context|outline"><text:span text:style-name="T20">Context</text:span></text:a></text:p>
        </text:list-item>
        <text:list-item>
          <text:p text:style-name="P36"><text:a xlink:type="simple" xlink:href="#2.1.4.Context subClass: BlockContext|outline">BlockContext</text:a></text:p>
        </text:list-item>
        <text:list-item>
          <text:p text:style-name="P34"><text:a xlink:type="simple" xlink:href="#2.1.5.Object subClass: Exception|outline"><text:span text:style-name="T20">Exception</text:span></text:a></text:p>
        </text:list-item>
        <text:list-item>
          <text:p text:style-name="P34"><text:a xlink:type="simple" xlink:href="#2.6.Object subClass: Numeric|outline"><text:span text:style-name="T20">Numeric</text:span></text:a></text:p>
        </text:list-item>
        <text:list-item>
          <text:p text:style-name="P37"><text:a xlink:type="simple" xlink:href="#2.1.7.Numeric subClass: Integer|outline"><text:span text:style-name="T20">Integer</text:span></text:a></text:p>
        </text:list-item>
        <text:list-item>
          <text:p text:style-name="P36">Number</text:p>
        </text:list-item>
        <text:list-item>
          <text:p text:style-name="P35"><text:a xlink:type="simple" xlink:href="#2.1.8.Object subClass: Boolean|outline">Boolean</text:a></text:p>
        </text:list-item>
        <text:list-item>
          <text:p text:style-name="P34"><text:a xlink:type="simple" xlink:href="#2.7.Object subClass: Text|outline"><text:span text:style-name="T20">Text</text:span></text:a></text:p>
        </text:list-item>
        <text:list-item>
          <text:p text:style-name="P35"><text:a xlink:type="simple" xlink:href="#2.1.10.Object subClass: List|outline">List</text:a></text:p>
        </text:list-item>
        <text:list-item>
          <text:p text:style-name="P35">Index</text:p>
        </text:list-item>
        <text:list-item>
          <text:p text:style-name="P34"><text:a xlink:type="simple" xlink:href="#2.1.12.Object subClass: Application|outline"><text:span text:style-name="T20">Application</text:span></text:a></text:p>
        </text:list-item>
        <text:list-item>
          <text:p text:style-name="P35"><text:a xlink:type="simple" xlink:href="#2.1.13.Object subClass: Library|outline">Library</text:a></text:p>
        </text:list-item>
        <text:list-item>
          <text:p text:style-name="P35">Archive</text:p>
        </text:list-item>
      </text:list>
      <text:p text:style-name="P17"/>
      <text:h text:style-name="P52" text:outline-level="3"><text:bookmark-start text:name="__RefHeading__762_8572981"/>Object Class<text:bookmark-end text:name="__RefHeading__762_8572981"/></text:h>
      <text:p text:style-name="Text_20_body">The Object class is the base class for absolutely everything in the Scrip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16"><text:span text:style-name="T1"><text:tab/>method</text:span> initialize {</text:p>
      <text:p text:style-name="P12"><text:s text:c="2"/><text:span text:style-name="T16">super</text:span> initialize</text:p>
      <text:p text:style-name="P13"><text:s text:c="2"/>#Initialize object properties here</text:p>
      <text:p text:style-name="P16"><text:tab/>}</text:p>
      <text:p text:style-name="P15"/>
      <text:p text:style-name="Code"><text:span text:style-name="T1">method</text:span> isObject</text:p>
      <text:p text:style-name="Text_20_body">Returns true if the object is an object, in this case it's always true.</text:p>
      <text:p text:style-name="P23">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3">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pan text:style-name="T1">method</text:span> isNull</text:p>
      <text:p text:style-name="Code"><text:span text:style-name="T1">class</text:span> <text:span text:style-name="T1">method</text:span> isNull</text:p>
      <text:p text:style-name="Text_20_body"/>
      <text:p text:style-name="Code"><text:soft-page-break/><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2" text:outline-level="3"><text:bookmark-start text:name="__RefHeading__217_832044082"/>Object subClass: Class<text:bookmark-end text:name="__RefHeading__217_832044082"/></text:h>
      <text:p text:style-name="P9"/>
      <text:p text:style-name="Code"><text:span text:style-name="T1">class method</text:span> newObject</text:p>
      <text:p text:style-name="P1">This replaces the current class object with a newly created object from the class. This is for creating constructor methods.</text:p>
      <text:p text:style-name="P12"><text:span text:style-name="T1">class</text:span> <text:span text:style-name="T1">method</text:span> myNewObject {</text:p>
      <text:p text:style-name="P12"><text:s text:c="2"/><text:span text:style-name="T10"># <text:s/>This will replace self with the new object and call the</text:span></text:p>
      <text:p text:style-name="P14"><text:s text:c="2"/># initialize method.</text:p>
      <text:p text:style-name="P12"><text:s text:c="2"/><text:span text:style-name="T17">self</text:span> newObject</text:p>
      <text:p text:style-name="P12"><text:s text:c="2"/><text:span text:style-name="T10"># Now return the newly created object.</text:span></text:p>
      <text:p text:style-name="P12"><text:s text:c="2"/><text:span text:style-name="T17">context</text:span> return: <text:span text:style-name="T17">self</text:span></text:p>
      <text:p text:style-name="P12">}</text:p>
      <text:p text:style-name="Text_20_body"/>
      <text:p text:style-name="Code"><text:span text:style-name="T1">class</text:span> <text:span text:style-name="T1">method</text:span> subClass: <text:span text:style-name="T4">name</text:span> body: <text:span text:style-name="T4">definition_block</text:span></text:p>
      <text:p text:style-name="P5">Creates a new class with the current class as its parent. This method is only available with the Gitgo compiler. If this method is messaged in the Gitgo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2" text:outline-level="3"><text:bookmark-start text:name="__RefHeading__223_832044082"/>Object subClass: Context<text:bookmark-end text:name="__RefHeading__223_832044082"/></text:h>
      <text:p text:style-name="P11">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4">Return</text:p>
      <text:p text:style-name="P25"><text:tab/>The number of local variables in the context.</text:p>
      <text:p text:style-name="P25"/>
      <text:p text:style-name="Code"><text:span text:style-name="T1">method</text:span> get: <text:span text:style-name="T4">index</text:span></text:p>
      <text:p text:style-name="Text_20_body">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oft-page-break/><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4">Gitgo</text:span>.</text:p>
      <text:p text:style-name="Code"><text:span text:style-name="T1">class method</text:span> try: <text:span text:style-name="T4">block</text:span></text:p>
      <text:p text:style-name="P5"/>
      <text:p text:style-name="Code"><text:span text:style-name="T1">class method</text:span> try: <text:span text:style-name="T4">block</text:span> catch: <text:span text:style-name="T4">block</text:span></text:p>
      <text:p text:style-name="P5"/>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5"/>
      <text:p text:style-name="Code"><text:span text:style-name="T1">method</text:span> message</text:p>
      <text:p text:style-name="Text_20_body">Returns the error message from the exception.</text:p>
      <text:p text:style-name="P23">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3">Parameters</text:p>
      <text:p text:style-name="Function_20_Definitions"><text:tab/><text:span text:style-name="T4">number</text:span> <text:s/>The other number to add self to.</text:p>
      <text:p text:style-name="P23">Return</text:p>
      <text:p text:style-name="Function_20_Definitions"><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27"><text:soft-page-break/><text:tab/><text:span text:style-name="T1">method</text:span> &lt; <text:span text:style-name="T4">number</text:span></text:p>
      <text:p text:style-name="P27"><text:tab/><text:span text:style-name="T1">method</text:span> &lt;= <text:span text:style-name="T4">number</text:span></text:p>
      <text:p text:style-name="P27"><text:tab/><text:span text:style-name="T1">method</text:span> &gt; <text:span text:style-name="T4">number</text:span></text:p>
      <text:p text:style-name="P27"><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text:span text:style-name="T6">Text</text:span></text:a><text:span text:style-name="T6"> object. Since the numeric class is just an abstract type this method is meant to be overridden by sub-classes and just throws an exception.</text:span></text:p>
      <text:p text:style-name="P6">Exceptions</text:p>
      <text:p text:style-name="P28">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pan text:style-name="T1">method</text:span> isTrue: <text:span text:style-name="T4">trueBlock</text:span></text:p>
      <text:p text:style-name="P5">When the object is the true object then this method will execute the <text:span text:style-name="T4">trueBlock</text:span>. If the object is false then nothing is done.</text:p>
      <text:p text:style-name="P12"><text:span text:style-name="T15">[birthday == today]</text:span> isTrue: {</text:p>
      <text:p text:style-name="P12"><text:s text:c="2"/>party do</text:p>
      <text:p text:style-name="P12">}</text:p>
      <text:p text:style-name="P23">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5"/>
      <text:p text:style-name="Code"><text:soft-page-break/><text:span text:style-name="T1">method</text:span> isFalse: <text:span text:style-name="T4">falseBlock</text:span></text:p>
      <text:p text:style-name="P5"/>
      <text:p text:style-name="Code"><text:span text:style-name="T1">method</text:span> isFalse: <text:span text:style-name="T4">falseBlock</text:span> else: <text:span text:style-name="T4">trueBlock</text:span></text:p>
      <text:p text:style-name="P5"/>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19">False</text:p>
          </table:table-cell>
          <table:table-cell table:style-name="Table4.A2" office:value-type="string">
            <text:p text:style-name="P19">False</text:p>
          </table:table-cell>
          <table:table-cell table:style-name="Table4.C2" office:value-type="string">
            <text:p text:style-name="P19">False</text:p>
          </table:table-cell>
        </table:table-row>
        <table:table-row>
          <table:table-cell table:style-name="Table4.A2" office:value-type="string">
            <text:p text:style-name="P19">True</text:p>
          </table:table-cell>
          <table:table-cell table:style-name="Table4.A2" office:value-type="string">
            <text:p text:style-name="P19">False</text:p>
          </table:table-cell>
          <table:table-cell table:style-name="Table4.C2" office:value-type="string">
            <text:p text:style-name="P19">False</text:p>
          </table:table-cell>
        </table:table-row>
        <table:table-row>
          <table:table-cell table:style-name="Table4.A2" office:value-type="string">
            <text:p text:style-name="P19">False</text:p>
          </table:table-cell>
          <table:table-cell table:style-name="Table4.A2" office:value-type="string">
            <text:p text:style-name="P19">True</text:p>
          </table:table-cell>
          <table:table-cell table:style-name="Table4.C2" office:value-type="string">
            <text:p text:style-name="P19">False</text:p>
          </table:table-cell>
        </table:table-row>
        <table:table-row>
          <table:table-cell table:style-name="Table4.A2" office:value-type="string">
            <text:p text:style-name="P19">True</text:p>
          </table:table-cell>
          <table:table-cell table:style-name="Table4.A2" office:value-type="string">
            <text:p text:style-name="P19">True</text:p>
          </table:table-cell>
          <table:table-cell table:style-name="Table4.C2" office:value-type="string">
            <text:p text:style-name="P19">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19">False</text:p>
          </table:table-cell>
          <table:table-cell table:style-name="Table5.A2" office:value-type="string">
            <text:p text:style-name="P19">False</text:p>
          </table:table-cell>
          <table:table-cell table:style-name="Table5.C2" office:value-type="string">
            <text:p text:style-name="P19">False</text:p>
          </table:table-cell>
        </table:table-row>
        <table:table-row>
          <table:table-cell table:style-name="Table5.A2" office:value-type="string">
            <text:p text:style-name="P19">True</text:p>
          </table:table-cell>
          <table:table-cell table:style-name="Table5.A2" office:value-type="string">
            <text:p text:style-name="P19">False</text:p>
          </table:table-cell>
          <table:table-cell table:style-name="Table5.C2" office:value-type="string">
            <text:p text:style-name="P19">True</text:p>
          </table:table-cell>
        </table:table-row>
        <table:table-row>
          <table:table-cell table:style-name="Table5.A2" office:value-type="string">
            <text:p text:style-name="P19">False</text:p>
          </table:table-cell>
          <table:table-cell table:style-name="Table5.A2" office:value-type="string">
            <text:p text:style-name="P19">True</text:p>
          </table:table-cell>
          <table:table-cell table:style-name="Table5.C2" office:value-type="string">
            <text:p text:style-name="P19">True</text:p>
          </table:table-cell>
        </table:table-row>
        <table:table-row>
          <table:table-cell table:style-name="Table5.A2" office:value-type="string">
            <text:p text:style-name="P19">True</text:p>
          </table:table-cell>
          <table:table-cell table:style-name="Table5.A2" office:value-type="string">
            <text:p text:style-name="P19">True</text:p>
          </table:table-cell>
          <table:table-cell table:style-name="Table5.C2" office:value-type="string">
            <text:p text:style-name="P19">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19">False</text:p>
          </table:table-cell>
          <table:table-cell table:style-name="Table6.A2" office:value-type="string">
            <text:p text:style-name="P19">False</text:p>
          </table:table-cell>
          <table:table-cell table:style-name="Table6.C2" office:value-type="string">
            <text:p text:style-name="P19">False</text:p>
          </table:table-cell>
        </table:table-row>
        <table:table-row>
          <table:table-cell table:style-name="Table6.A2" office:value-type="string">
            <text:p text:style-name="P19">True</text:p>
          </table:table-cell>
          <table:table-cell table:style-name="Table6.A2" office:value-type="string">
            <text:p text:style-name="P19">False</text:p>
          </table:table-cell>
          <table:table-cell table:style-name="Table6.C2" office:value-type="string">
            <text:p text:style-name="P19">True</text:p>
          </table:table-cell>
        </table:table-row>
        <table:table-row>
          <table:table-cell table:style-name="Table6.A2" office:value-type="string">
            <text:p text:style-name="P19">False</text:p>
          </table:table-cell>
          <table:table-cell table:style-name="Table6.A2" office:value-type="string">
            <text:p text:style-name="P19">True</text:p>
          </table:table-cell>
          <table:table-cell table:style-name="Table6.C2" office:value-type="string">
            <text:p text:style-name="P19">True</text:p>
          </table:table-cell>
        </table:table-row>
        <table:table-row>
          <table:table-cell table:style-name="Table6.A2" office:value-type="string">
            <text:p text:style-name="P19">True</text:p>
          </table:table-cell>
          <table:table-cell table:style-name="Table6.A2" office:value-type="string">
            <text:p text:style-name="P19">True</text:p>
          </table:table-cell>
          <table:table-cell table:style-name="Table6.C2" office:value-type="string">
            <text:p text:style-name="P19">False</text:p>
          </table:table-cell>
        </table:table-row>
      </table:table>
      <text:p text:style-name="P1"/>
      <text:p text:style-name="Code"><text:span text:style-name="T1">method</text:span> asText</text:p>
      <text:p text:style-name="P42">Return “true” or “false” text object representations of the boolean object.</text:p>
      <text:h text:style-name="Heading_20_3" text:outline-level="3"><text:bookmark-start text:name="__RefHeading__331_1620246397"/>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oft-page-break/><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2"><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6"/>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3">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5">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2"><text:soft-page-break/>mylist foreach: name do: {</text:p>
      <text:p text:style-name="P12"><text:s text:c="2"/>Console write: name</text:p>
      <text:p text:style-name="P12">}</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1">The entry point of the application.</text:p>
      <text:p text:style-name="P23">Returns</text:p>
      <text:p text:style-name="P26"><text:tab/><text:span text:style-name="T22">Integer exit value to return to the operating system.</text:span></text:p>
      <text:p text:style-name="P26"/>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5"/>
      <text:p text:style-name="Code"><text:span text:style-name="T1">class</text:span> <text:span text:style-name="T1">method</text:span> getEnviron: <text:span text:style-name="T4">key</text:span></text:p>
      <text:p text:style-name="P5"/>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4"/>
      <text:p text:style-name="Code"><text:span text:style-name="T1">class method</text:span> import: <text:span text:style-name="T4">library_name</text:span></text:p>
      <text:p text:style-name="P10"/>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text:soft-page-break/>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4">Open an object data store in read-only mode.</text:p>
      <text:p text:style-name="Code"><text:span text:style-name="T1">class method</text:span><text:span text:style-name="T6"> create: </text:span><text:span text:style-name="T5">filename</text:span></text:p>
      <text:p text:style-name="P3">Creates a new object data store. If the file already exists then it is over written.</text:p>
      <text:p text:style-name="Code"><text:span text:style-name="T1">method</text:span> import: <text:span text:style-name="T4">library_name</text:span></text:p>
      <text:p text:style-name="P3"/>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Gitgo Compiler Reference</text:h>
      <text:p text:style-name="Text_20_body">The compiler generates the bytecode of the Gitgo language.</text:p>
      <text:h text:style-name="Heading_20_2" text:outline-level="2">The Compiler Classes</text:h>
      <text:list xml:id="list6555104372216523299" text:style-name="L4">
        <text:list-item>
          <text:p text:style-name="P40">Object</text:p>
        </text:list-item>
        <text:list-item>
          <text:p text:style-name="P44"><text:a xlink:type="simple" xlink:href="#3.1.1.Object subClass: Compiler|outline">Compiler</text:a></text:p>
        </text:list-item>
        <text:list-item>
          <text:p text:style-name="P44">Archive</text:p>
        </text:list-item>
        <text:list-item>
          <text:p text:style-name="P45">Compiler.Library</text:p>
        </text:list-item>
        <text:list-item>
          <text:p text:style-name="P44">Compiler.Class</text:p>
        </text:list-item>
        <text:list-item>
          <text:p text:style-name="P44">Compiler.Method</text:p>
        </text:list-item>
      </text:list>
      <text:h text:style-name="Heading_20_3" text:outline-level="3">Object subClass: Compiler</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0"/>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Archive subClass: Compiler.Library</text:h>
      <text:p text:style-name="P1">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1"/>
      <text:h text:style-name="Heading_20_3" text:outline-level="3">Object subClass: Compiler.Class</text:h>
      <text:p text:style-name="Code">method addProperty: property_name</text:p>
      <text:p text:style-name="Code">method removeProperty: property_name</text:p>
      <text:p text:style-name="Code">method listProperties</text:p>
      <text:p text:style-name="P1">method addMethod: definition</text:p>
      <text:h text:style-name="Heading_20_3" text:outline-level="3"><text:soft-page-break/>Object subClass: IDE.Method</text:h>
      <text:p text:style-name="P1">method setBody: code</text:p>
      <text:h text:style-name="Heading_20_1" text:outline-level="1"><text:bookmark-start text:name="__RefHeading__1008_911066331"/>Datastores<text:bookmark-end text:name="__RefHeading__1008_911066331"/></text:h>
      <text:p text:style-name="Text_20_body"/>
      <text:h text:style-name="Heading_20_2" text:outline-level="2"><text:bookmark-start text:name="__RefHeading__1862_984965730"/>Library File Format<text:bookmark-end text:name="__RefHeading__1862_984965730"/></text:h>
      <text:p text:style-name="Text_20_body"/>
      <text:p text:style-name="P18">Table <text:sequence text:ref-name="refTable0" text:name="Table" text:formula="ooow:Table+1" style:num-format="1">1</text:sequence>: Library File Format</text:p>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19">Header</text:p>
          </table:table-cell>
          <table:table-cell table:style-name="Table1.B1" office:value-type="string">
            <text:p text:style-name="Code">char[4] = “SLIB”</text:p>
          </table:table-cell>
          <table:table-cell table:style-name="Table1.C1" office:value-type="string">
            <text:p text:style-name="P19">The magic file identifier</text:p>
          </table:table-cell>
        </table:table-row>
        <table:table-row>
          <table:covered-table-cell/>
          <table:table-cell table:style-name="Table1.B3" office:value-type="string">
            <text:p text:style-name="Code">uint8_t</text:p>
          </table:table-cell>
          <table:table-cell table:style-name="Table1.C2" office:value-type="string">
            <text:p text:style-name="P19">Major script library version</text:p>
          </table:table-cell>
        </table:table-row>
        <table:table-row>
          <table:covered-table-cell/>
          <table:table-cell table:style-name="Table1.B3" office:value-type="string">
            <text:p text:style-name="Code">uint8_t</text:p>
          </table:table-cell>
          <table:table-cell table:style-name="Table1.C3" office:value-type="string">
            <text:p text:style-name="P19">Minor script library version</text:p>
          </table:table-cell>
        </table:table-row>
        <table:table-row>
          <table:table-cell table:style-name="Table1.A4" table:number-rows-spanned="2" office:value-type="string">
            <text:p text:style-name="P19">Library Imports</text:p>
          </table:table-cell>
          <table:table-cell table:style-name="Table1.B4" office:value-type="string">
            <text:p text:style-name="Code">uint8_t</text:p>
          </table:table-cell>
          <table:table-cell table:style-name="Table1.C4" office:value-type="string">
            <text:p text:style-name="P19">The number of other libraries that need to be imported</text:p>
          </table:table-cell>
        </table:table-row>
        <table:table-row>
          <table:covered-table-cell/>
          <table:table-cell table:style-name="Table1.B5" office:value-type="string">
            <text:p text:style-name="Code">char[][]</text:p>
          </table:table-cell>
          <table:table-cell table:style-name="Table1.C5" office:value-type="string">
            <text:p text:style-name="P19">A list of null terminated strings containing the names of the other libraries to import.</text:p>
          </table:table-cell>
        </table:table-row>
        <table:table-row>
          <table:table-cell table:style-name="Table1.A6" table:number-rows-spanned="2" office:value-type="string">
            <text:p text:style-name="P19">Class Objects</text:p>
          </table:table-cell>
          <table:table-cell table:style-name="Table1.B7" office:value-type="string">
            <text:p text:style-name="Code">uint8_t</text:p>
          </table:table-cell>
          <table:table-cell table:style-name="Table1.C7" office:value-type="string">
            <text:p text:style-name="P19">The number of classes in the file</text:p>
          </table:table-cell>
        </table:table-row>
        <table:table-row>
          <table:covered-table-cell/>
          <table:table-cell table:style-name="Table1.B7" office:value-type="string">
            <text:p text:style-name="Code">Classes[]</text:p>
          </table:table-cell>
          <table:table-cell table:style-name="Table1.C7" office:value-type="string">
            <text:p text:style-name="P19">A list of all the class objects</text:p>
          </table:table-cell>
        </table:table-row>
      </table:table>
      <text:p text:style-name="Text_20_body"/>
      <text:h text:style-name="Heading_20_2" text:outline-level="2"><text:bookmark-start text:name="__RefHeading__1864_984965730"/>Archive File Format<text:bookmark-end text:name="__RefHeading__1864_98496573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table:number-rows-spanned="5" office:value-type="string">
            <text:p text:style-name="P19">Header</text:p>
          </table:table-cell>
          <table:table-cell table:style-name="Table2.B1" table:number-columns-spanned="2" office:value-type="string">
            <text:p text:style-name="Code">char[4] = “SARC”</text:p>
          </table:table-cell>
          <table:covered-table-cell/>
          <table:table-cell table:style-name="Table2.D1" office:value-type="string">
            <text:p text:style-name="P19">The magic file identifier</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19">Major script data version</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19">Minor script data version</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19">File offset to the library import table</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19">File offset to the serialized object <text:span text:style-name="T23">index</text:span></text:p>
          </table:table-cell>
        </table:table-row>
        <table:table-row>
          <table:table-cell table:style-name="Table2.A6" office:value-type="string">
            <text:p text:style-name="P19"/>
          </table:table-cell>
          <table:table-cell table:style-name="Table2.B6" table:number-columns-spanned="2" office:value-type="string">
            <text:p text:style-name="Code"/>
          </table:table-cell>
          <table:covered-table-cell/>
          <table:table-cell table:style-name="Table2.D6" office:value-type="string">
            <text:p text:style-name="P19"/>
          </table:table-cell>
        </table:table-row>
        <table:table-row>
          <table:table-cell table:style-name="Table2.A8" table:number-rows-spanned="2" office:value-type="string">
            <text:p text:style-name="P19">Library Imports</text:p>
          </table:table-cell>
          <table:table-cell table:style-name="Table2.B8" table:number-columns-spanned="2" office:value-type="string">
            <text:p text:style-name="Code">uint8_t</text:p>
          </table:table-cell>
          <table:covered-table-cell/>
          <table:table-cell table:style-name="Table2.D8" office:value-type="string">
            <text:p text:style-name="P19">The number of other libraries that need to be imported</text:p>
          </table:table-cell>
        </table:table-row>
        <table:table-row>
          <table:covered-table-cell/>
          <table:table-cell table:style-name="Table2.B8" table:number-columns-spanned="2" office:value-type="string">
            <text:p text:style-name="Code">char[][]</text:p>
          </table:table-cell>
          <table:covered-table-cell/>
          <table:table-cell table:style-name="Table2.D8" office:value-type="string">
            <text:p text:style-name="P19">A list of null terminated strings containing the names of the other libraries to import</text:p>
          </table:table-cell>
        </table:table-row>
        <table:table-row>
          <table:table-cell table:style-name="Table2.A9" office:value-type="string">
            <text:p text:style-name="P19"/>
          </table:table-cell>
          <table:table-cell table:style-name="Table2.B9" table:number-columns-spanned="2" office:value-type="string">
            <text:p text:style-name="Code"/>
          </table:table-cell>
          <table:covered-table-cell/>
          <table:table-cell table:style-name="Table2.D9" office:value-type="string">
            <text:p text:style-name="P19"/>
          </table:table-cell>
        </table:table-row>
        <table:table-row>
          <table:table-cell table:style-name="Table2.A12" table:number-rows-spanned="3" office:value-type="string">
            <text:p text:style-name="P53">Object Index</text:p>
          </table:table-cell>
          <table:table-cell table:style-name="Table2.B10" table:number-columns-spanned="2" office:value-type="string">
            <text:p text:style-name="P51">uint32_t</text:p>
          </table:table-cell>
          <table:covered-table-cell/>
          <table:table-cell table:style-name="Table2.D12" office:value-type="string">
            <text:p text:style-name="P53">The number of objects in the index.</text:p>
          </table:table-cell>
        </table:table-row>
        <table:table-row>
          <table:covered-table-cell/>
          <table:table-cell table:style-name="Table2.B12" table:number-rows-spanned="2" office:value-type="string">
            <text:p text:style-name="P51"/>
          </table:table-cell>
          <table:table-cell table:style-name="Table2.C12" office:value-type="string">
            <text:p text:style-name="P51">uint32_t</text:p>
          </table:table-cell>
          <table:table-cell table:style-name="Table2.D12" office:value-type="string">
            <text:p text:style-name="P53">The hash id for the objects class.</text:p>
          </table:table-cell>
        </table:table-row>
        <table:table-row>
          <table:covered-table-cell/>
          <table:covered-table-cell/>
          <table:table-cell table:style-name="Table2.C12" office:value-type="string">
            <text:p text:style-name="P51">uint32_t</text:p>
          </table:table-cell>
          <table:table-cell table:style-name="Table2.D12" office:value-type="string">
            <text:p text:style-name="P53">The offset in the file for the object data.</text:p>
          </table:table-cell>
        </table:table-row>
      </table:table>
      <text:p text:style-name="P1"/>
      <text:h text:style-name="Heading_20_2" text:outline-level="2"><text:bookmark-start text:name="__RefHeading__2318_337618619"/>Developer File Format<text:bookmark-end text:name="__RefHeading__2318_337618619"/></text:h>
      <text:p text:style-name="P1">Class Table</text:p>
      <text:p text:style-name="P1">Class Name, Super Name, Hash Code, Offset to Method Table</text:p>
      <text:p text:style-name="P1">Method Table</text:p>
      <text:p text:style-name="P1">Method Name, Hash Code, Source Code, IP to Source Code Location</text:p>
      <text:h text:style-name="Heading_20_1" text:outline-level="1"><text:bookmark-start text:name="__RefHeading__1756_1541053735"/>Appendix A: Things to do<text:bookmark-end text:name="__RefHeading__1756_1541053735"/></text:h>
      <text:p text:style-name="Text_20_body"/>
      <text:list xml:id="list7618819739204944603" text:style-name="L5">
        <text:list-item>
          <text:p text:style-name="P41">Some kind of while loop.</text:p>
        </text:list-item>
      </text:list>
      <text:h text:style-name="Heading_20_1" text:outline-level="1"><text:bookmark-start text:name="__RefHeading__326_633758448"/>Appendix B: C++ API Reference <text:bookmark-end text:name="__RefHeading__326_633758448"/></text:h>
      <text:h text:style-name="Heading_20_2" text:outline-level="2"><text:bookmark-start text:name="__RefHeading__328_633758448"/>Class Script::Data::Library<text:bookmark-end text:name="__RefHeading__328_633758448"/></text:h>
      <text:p text:style-name="Code">Library();</text:p>
      <text:p text:style-name="Text_20_body">Creates a new library</text:p>
      <text:p text:style-name="Code">Library(const char *);</text:p>
      <text:p text:style-name="Text_20_body">Open an existing library for importing into the Script environment.</text:p>
      <text:p text:style-name="Text_20_body">void im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style:paragraph-properties fo:margin-left="0cm" fo:margin-right="0cm" fo:margin-top="0cm" fo:margin-bottom="0cm" style:contextual-spacing="false" fo:text-indent="0cm" style:auto-text-indent="false" style:page-number="auto" fo:background-color="transparent" fo:padding="0cm" fo:border="none" style:shadow="none">
        <style:tab-stops/>
        <style:background-image/>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style: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6-03-30T20:31:38.246667105</dc:date>
    <dc:creator>Ron Wills</dc:creator>
    <meta:editing-duration>P79DT23H45M20S</meta:editing-duration>
    <meta:editing-cycles>413</meta:editing-cycles>
    <meta:generator>LibreOffice/4.2.8.2$Linux_x86 LibreOffice_project/420m0$Build-2</meta:generator>
    <meta:document-statistic meta:table-count="6" meta:image-count="0" meta:object-count="0" meta:page-count="16" meta:paragraph-count="477" meta:word-count="2837" meta:character-count="16735" meta:non-whitespace-character-count="14361"/>
  </office:meta>
</office:document-meta>
</file>